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weight="bold" officeooo:paragraph-rsid="0002c980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22pt" fo:font-weight="normal" officeooo:paragraph-rsid="0002c980" style:font-size-asian="22pt" style:font-weight-asian="normal" style:font-size-complex="2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22pt" fo:font-weight="normal" officeooo:rsid="0002c980" officeooo:paragraph-rsid="0002c980" style:font-size-asian="22pt" style:font-weight-asian="normal" style:font-size-complex="2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22pt" fo:font-weight="normal" officeooo:paragraph-rsid="0002c980" style:font-size-asian="22pt" style:font-weight-asian="normal" style:font-size-complex="2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22pt" fo:font-weight="bold" officeooo:paragraph-rsid="0004178b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" fo:font-weight="normal" officeooo:paragraph-rsid="0002c980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355e00" style:font-name="Arial" fo:font-size="22pt" fo:font-style="italic" fo:font-weight="bold" officeooo:paragraph-rsid="0002c980" style:font-size-asian="22pt" style:font-style-asian="italic" style:font-weight-asian="bold" style:font-size-complex="22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355e00" style:font-name="Arial" fo:font-size="22pt" fo:font-style="italic" style:text-underline-style="none" fo:font-weight="bold" officeooo:rsid="0002c980" officeooo:paragraph-rsid="0002c980" style:font-size-asian="22pt" style:font-style-asian="italic" style:font-weight-asian="bold" style:font-size-complex="22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00ff" style:font-name="Arial" fo:font-size="22pt" fo:font-style="normal" style:text-underline-style="none" fo:font-weight="bold" officeooo:rsid="0004178b" officeooo:paragraph-rsid="0004178b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ff" style:font-name="Arial"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0000ff" style:font-name="Arial" fo:font-size="22pt" fo:font-weight="bold" officeooo:paragraph-rsid="0002c980" style:font-size-asian="22pt" style:font-weight-asian="bold" style:font-size-complex="22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Arial" fo:font-size="22pt" fo:font-style="normal" style:text-underline-style="none" fo:font-weight="normal" officeooo:rsid="0002c980" officeooo:paragraph-rsid="0002c980" style:font-size-asian="22pt" style:font-style-asian="normal" style:font-weight-asian="normal" style:font-size-complex="2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Arial" fo:font-size="22pt" fo:font-style="normal" style:text-underline-style="none" fo:font-weight="normal" officeooo:rsid="0004178b" officeooo:paragraph-rsid="0004178b" style:font-size-asian="22pt" style:font-style-asian="normal" style:font-weight-asian="normal" style:font-size-complex="22pt" style:font-style-complex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04178b"/>
    </style:style>
    <style:style style:name="P18" style:family="paragraph" style:parent-style-name="Text_20_body" style:list-style-name="L1">
      <style:paragraph-properties fo:text-align="start" style:justify-single-word="false"/>
      <style:text-properties style:use-window-font-color="true" style:font-name="Arial" fo:font-size="22pt" fo:font-style="normal" style:text-underline-style="none" fo:font-weight="normal" officeooo:rsid="0004178b" officeooo:paragraph-rsid="0004178b" style:font-size-asian="22pt" style:font-style-asian="normal" style:font-weight-asian="normal" style:font-size-complex="2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/>
    </style:style>
    <style:style style:name="P20" style:family="paragraph" style:parent-style-name="Heading_20_1">
      <style:paragraph-properties fo:text-align="start" style:justify-single-word="false"/>
      <style:text-properties fo:font-size="22pt" officeooo:paragraph-rsid="0002c980" style:font-size-asian="22pt" style:font-size-complex="22pt"/>
    </style:style>
    <style:style style:name="P21" style:family="paragraph" style:parent-style-name="Heading_20_1">
      <style:paragraph-properties fo:text-align="center" style:justify-single-word="false"/>
      <style:text-properties style:font-name="Arial" fo:font-size="22pt" officeooo:paragraph-rsid="0002c980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178b" style:font-weight-asian="normal" style:font-weight-complex="normal"/>
    </style:style>
    <style:style style:name="T3" style:family="text">
      <style:text-properties fo:font-weight="normal" officeooo:rsid="0004776c" style:font-weight-asian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02c980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normal" officeooo:rsid="0002c980" style:font-size-asian="22pt" style:font-weight-asian="normal" style:font-size-complex="22pt" style:font-weight-complex="normal"/>
    </style:style>
    <style:style style:name="T8" style:family="text">
      <style:text-properties fo:font-size="22pt" fo:font-weight="normal" officeooo:rsid="0004178b" style:font-size-asian="22pt" style:font-weight-asian="normal" style:font-size-complex="22pt" style:font-weight-complex="normal"/>
    </style:style>
    <style:style style:name="T9" style:family="text">
      <style:text-properties fo:font-size="22pt" fo:font-weight="normal" officeooo:rsid="00065f3b" style:font-size-asian="22pt" style:font-weight-asian="normal" style:font-size-complex="22pt" style:font-weight-complex="normal"/>
    </style:style>
    <style:style style:name="T1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ff" fo:font-size="22pt" fo:font-weight="bold" officeooo:rsid="0002c980" style:font-size-asian="22pt" style:font-weight-asian="bold" style:font-size-complex="22pt" style:font-weight-complex="bold"/>
    </style:style>
    <style:style style:name="T12" style:family="text">
      <style:text-properties style:use-window-font-color="true" fo:font-style="normal" style:text-underline-style="none" fo:font-weight="normal" officeooo:rsid="0002c980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Arial" fo:font-size="22pt" fo:font-style="normal" style:text-underline-style="none" fo:font-weight="normal" officeooo:rsid="0004178b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style:use-window-font-color="true" style:font-name="Arial" fo:font-size="22pt" fo:font-style="normal" style:text-underline-style="none" fo:font-weight="normal" officeooo:rsid="00042330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style:font-name="Arial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weight="normal" officeooo:rsid="0002c980" style:font-weight-asian="normal" style:font-weight-complex="normal"/>
    </style:style>
    <style:style style:name="T18" style:family="text">
      <style:text-properties style:font-name="Arial" fo:font-weight="bold" officeooo:rsid="0002c980" style:font-weight-asian="bold" style:font-weight-complex="bold"/>
    </style:style>
    <style:style style:name="T19" style:family="text">
      <style:text-properties officeooo:rsid="0002c980"/>
    </style:style>
    <style:style style:name="T20" style:family="text">
      <style:text-properties officeooo:rsid="000477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bookmark text:name="coursesForAnnouncement:7:hdrNbr"/><text:bookmark text:name="coursesForAnnouncement:7:hdrCode"/><text:span text:style-name="T17">138.099</text:span><text:span text:style-name="T16"><text:tab/>V</text:span><text:span text:style-name="T17">O</text:span><text:span text:style-name="T16"><text:tab/> </text:span><text:span text:style-name="T18">Steuerung und Auswertung von Experimenten</text:span><text:span text:style-name="T15"><text:tab/></text:span><text:span text:style-name="T17">2</text:span><text:span text:style-name="T16">.0</text:span></text:h>
      <text:h text:style-name="P20" text:outline-level="1"><text:bookmark text:name="coursesForAnnouncement:7:hdrSemester"/><text:span text:style-name="T17">138.100 UE </text:span><text:span text:style-name="T18">Steuerung und Auswertung von Experimenten</text:span><text:span text:style-name="T17"><text:tab/>2.0</text:span><text:span text:style-name="T16"><text:tab/></text:span><text:bookmark text:name="coursesForAnnouncement_data"/></text:h>
      <text:h text:style-name="P21" text:outline-level="1"><text:span text:style-name="T1">20</text:span><text:span text:style-name="T3">17/</text:span><text:span text:style-name="T1">1</text:span><text:span text:style-name="T3">8</text:span><text:span text:style-name="T1">W</text:span></text:h>
      <text:p text:style-name="P7"/>
      <text:p text:style-name="P6">Erfassung, Übertragung, Auswertung von (Mess)-Daten</text:p>
      <text:p text:style-name="P4">Grundlegende Algorithmen, <text:span text:style-name="T20">Anpassung an Modelle</text:span>.</text:p>
      <text:p text:style-name="P1"><text:span text:style-name="T10">Studienplan:</text:span><text:span text:style-name="T6"> </text:span><text:span text:style-name="T7">Wahl</text:span><text:span text:style-name="T9">(</text:span><text:span text:style-name="T7">p</text:span><text:span text:style-name="T6">licht</text:span><text:span text:style-name="T9">)</text:span><text:span text:style-name="T6"> LVA für TPH </text:span><text:span text:style-name="T7">und PEMT </text:span><text:span text:style-name="T9">haben bei Platzmangel</text:span></text:p>
      <text:p text:style-name="P1"><text:span text:style-name="T9"><text:s text:c="23"/>Vorrang</text:span></text:p>
      <text:p text:style-name="P13">Termin:</text:p>
      <text:p text:style-name="P4"><text:tab/><text:span text:style-name="T19">M</text:span>ittwoch <text:span text:style-name="T19">09</text:span>:00-<text:span text:style-name="T19">12</text:span>:00 (Beginn: <text:span text:style-name="T19">4</text:span>.10.201<text:span text:style-name="T20">7</text:span>)</text:p>
      <text:p text:style-name="P14">Ort:</text:p>
      <text:p text:style-name="P3"><text:span text:style-name="T4"><text:tab/></text:span><text:span text:style-name="T6"> EDV-Praktikum Physik</text:span></text:p>
      <text:p text:style-name="P4"><text:s text:c="7"/>Zugang: FH 1.OG <text:s/>Turm A (grün)</text:p>
      <text:p text:style-name="P4"/>
      <text:p text:style-name="P9"><text:soft-page-break/></text:p>
      <text:p text:style-name="P9"><text:span text:style-name="T11">Abhaltung:</text:span><text:span text:style-name="T4"> </text:span></text:p>
      <text:p text:style-name="P9"><text:span text:style-name="T4">An jedem Übungstag: <text:s/>Vo</text:span><text:span text:style-name="T5">lesung</text:span><text:span text:style-name="T4"> </text:span><text:span text:style-name="T5">anschließend</text:span><text:span text:style-name="T4"> Programmierübung</text:span></text:p>
      <text:p text:style-name="P9"/>
      <text:p text:style-name="P5"><text:s text:c="5"/>2 Studierende pro Gruppe:</text:p>
      <text:p text:style-name="P4"><text:s text:c="3"/>23 Arbeitplätze → Max. 46 Studierende </text:p>
      <text:p text:style-name="P2"><text:span text:style-name="T4"><text:tab/></text:span><text:span text:style-name="T5">UE</text:span><text:span text:style-name="T4">: </text:span><text:span text:style-name="T6">Anwesenheit </text:span><text:span text:style-name="T7">erforderlich </text:span><text:span text:style-name="T8">und geht in die Bewertung ein.</text:span></text:p>
      <text:p text:style-name="P8"><text:a xlink:type="simple" xlink:href="mailto:herbert.mueller@ifp.tuwien.ac.at" text:style-name="Internet_20_link" text:visited-style-name="Visited_20_Internet_20_Link"><text:span text:style-name="T2">herbert.mueller@ifp.tuwien.ac.at</text:span></text:a></text:p>
      <text:p text:style-name="P13">Benotung: </text:p>
      <text:p text:style-name="P10"><text:s/><text:span text:style-name="T19">UE:</text:span></text:p>
      <text:p text:style-name="P10"><text:span text:style-name="T19"><text:s/></text:span><text:span text:style-name="T12">Es werden “Programmier-Projekte” begleitend zum Vorlesungsstoff ausgegeben, die bei Abgabe bewertet werden. Es kann auch ausserhalb der vorgegebenen Übungszeiten am Projekt gearbeitet werden.</text:span></text:p>
      <text:p text:style-name="P11">VO:</text:p>
      <text:p text:style-name="P15">Mündliche Prüfung gegen Ende des Semesters</text:p>
      <text:p text:style-name="P15"/>
      <text:p text:style-name="P15"><text:soft-page-break/></text:p>
      <text:p text:style-name="P12">Programmiersprache:</text:p>
      <text:p text:style-name="P16">Die Projekte können im Prinzip in jeder Programmiersprache ausgeführt werden.</text:p>
      <text:p text:style-name="P16">In der Übung und den ersten Vorlesungseinheiten wird PYTHON (2.7 oder 3.x) vorgestellt und besonders unterstützt. Es steht <text:s/>jedem frei eine andere am Server installierte Programmiersprache zu verwenden (Betreuung?).</text:p>
      <text:p text:style-name="P16"/>
      <text:p text:style-name="P16">“Hausübung” bis zur ersten VO:</text:p>
      <text:p text:style-name="P16"><text:s text:c="4"/>Ein Python Tutorial für ca. 2-3 h durcharbeiten:</text:p>
      <text:p text:style-name="P16"><text:s text:c="4"/>z.B. <text:s text:c="2"/><text:a xlink:type="simple" xlink:href="http://www.python.org/" text:style-name="Internet_20_link" text:visited-style-name="Visited_20_Internet_20_Link">www.python.org</text:a></text:p>
      <text:p text:style-name="P16"/>
      <text:p text:style-name="P16">Python kann einfach in den gängigen Betriebssystemen installiert werden.</text:p>
      <text:p text:style-name="P16">Linux: mit vielen Bibliotheken als Standardpaket verfügbar</text:p>
      <text:p text:style-name="P16">OsX: Ebenfalls Standard</text:p>
      <text:p text:style-name="P16">Windows: Installation von obiger URL. Als Zusatz wird ANACONDA</text:p>
      <text:p text:style-name="P16"><text:soft-page-break/><text:tab/><text:tab/><text:tab/>empfohlen.</text:p>
      <text:p text:style-name="P16">Besondere Eigenschaften von Python:</text:p>
      <text:list xml:id="list6005178582425567507" text:style-name="L1">
        <text:list-item>
          <text:p text:style-name="P17"><text:span text:style-name="T13">Skriptsprache mit sehr vielen verfügbaren Modulen, die fast alle Probleme in Naturwissenschaft und </text:span><text:span text:style-name="T14">Datenverarbeitung</text:span><text:span text:style-name="T13"> abdecken.</text:span></text:p>
        </text:list-item>
        <text:list-item>
          <text:p text:style-name="P18">Niedrige Einstiegsschwelle, leicht erlernbar</text:p>
        </text:list-item>
        <text:list-item>
          <text:p text:style-name="P18">Kompakter Code</text:p>
        </text:list-item>
        <text:list-item>
          <text:p text:style-name="P18">Es gelingt einfach plattformunabhängige Programme zu erstellen.</text:p>
        </text:list-item>
        <text:list-item>
          <text:p text:style-name="P18">...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1:23:35</meta:creation-date>
    <dc:date>2017-10-04T08:12:20.866755825</dc:date>
    <meta:editing-duration>PT5H4M26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40" meta:word-count="233" meta:character-count="1849" meta:non-whitespace-character-count="1596"/>
  </office:meta>
</office:document-meta>
</file>